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3AF00000212CEE6AC2E.png" manifest:media-type="image/png"/>
  <manifest:file-entry manifest:full-path="Pictures/1000351400009698000054ABF11AC20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ushGreen-title">
      <style:graphic-properties draw:auto-grow-height="true" fo:min-height="3.81cm"/>
    </style:style>
    <style:style style:name="pr2" style:family="presentation" style:parent-style-name="LushGreen-outline1">
      <style:graphic-properties fo:min-height="11.928cm"/>
    </style:style>
    <style:style style:name="pr3" style:family="presentation" style:parent-style-name="LushGreen-notes">
      <style:graphic-properties draw:fill-color="#ffffff" draw:auto-grow-height="true" fo:min-height="13.17cm"/>
    </style:style>
    <style:style style:name="pr4" style:family="presentation" style:parent-style-name="LushGreen-title">
      <style:graphic-properties fo:min-height="3.302cm"/>
    </style:style>
    <style:style style:name="pr5" style:family="presentation" style:parent-style-name="LushGreen-title">
      <style:graphic-properties fo:min-height="3.98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3">
        <draw:frame presentation:style-name="pr1" draw:text-style-name="P2" draw:layer="layout" svg:width="25.199cm" svg:height="3.81cm" svg:x="1.4cm" svg:y="0.254cm" presentation:class="title" presentation:user-transformed="true">
          <draw:text-box>
            <text:p text:style-name="P1"><text:span text:style-name="T1">OpenDNS</text:span></text:p>
          </draw:text-box>
        </draw:frame>
        <draw:frame presentation:style-name="pr2" draw:layer="layout" svg:width="24.832cm" svg:height="13.374cm" svg:x="1.778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OpenDNS is a company and service that extends the DNS.</text:p>
              </text:list-item>
              <text:list-item>
                <text:p>Opendns is a free dns serivce that can’t only speed up your internet <text:s/></text:p>
              </text:list-item>
              <text:list-item>
                <text:p>It’s also provide you options like web content filtering, anti-phishing, malware production, smart-cache and much more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1T3">
        <draw:frame presentation:style-name="pr4" draw:text-style-name="P3" draw:layer="layout" svg:width="25.199cm" svg:height="3.302cm" svg:x="1.524cm" svg:y="0.762cm" presentation:class="title" presentation:user-transformed="true">
          <draw:text-box>
            <text:p><text:span text:style-name="T1">OpenDNS Account</text:span></text:p>
          </draw:text-box>
        </draw:frame>
        <draw:frame presentation:style-name="pr2" draw:layer="layout" svg:width="25.27cm" svg:height="12.954cm" svg:x="1.4cm" svg:y="5.842cm" presentation:class="outline" presentation:user-transformed="true">
          <draw:text-box>
            <text:list text:style-name="L2">
              <text:list-item>
                <text:p>OpenDNS is offering three type of security accounts like business, MSP&amp;partners, and personal.</text:p>
              </text:list-item>
              <text:list-item>
                <text:p>We have to pay of cost based on the security account.</text:p>
              </text:list-item>
              <text:list-item>
                <text:p>An account is required for OpenDNS features like content filtering, product the sites etc.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1T3">
        <draw:frame presentation:style-name="pr5" draw:layer="layout" svg:width="25.199cm" svg:height="3.989cm" svg:x="1.471cm" svg:y="0cm" presentation:class="title" presentation:user-transformed="true">
          <draw:text-box>
            <text:p>Add Network</text:p>
          </draw:text-box>
        </draw:frame>
        <draw:frame presentation:style-name="pr2" draw:layer="layout" svg:width="25.27cm" svg:height="13.462cm" svg:x="1.4cm" svg:y="5.588cm" presentation:class="outline" presentation:user-transformed="true">
          <draw:text-box>
            <text:list text:style-name="L2">
              <text:list-item>
                <text:p>In order to filter content, you must have a registered network with a public IP address tied to your account.</text:p>
              </text:list-item>
              <text:list-item>
                <text:p>Once singup with openDNS. It automatically detect the our public IP address.</text:p>
              </text:list-item>
              <text:list-item>
                <text:p>OpenDNS IP Address </text:p>
                <text:p>208.67.222.123</text:p>
                <text:p>208.67.220.123</text:p>
                <text:p/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1T3">
        <draw:frame presentation:style-name="pr4" draw:text-style-name="P3" draw:layer="layout" svg:width="25.199cm" svg:height="3.302cm" svg:x="0.822cm" svg:y="0.418cm" presentation:class="title" presentation:user-transformed="true">
          <draw:text-box>
            <text:p><text:span text:style-name="T1">OpenDNS Features</text:span></text:p>
          </draw:text-box>
        </draw:frame>
        <draw:frame presentation:style-name="pr2" draw:layer="layout" svg:width="25.27cm" svg:height="12.7cm" svg:x="1.4cm" svg:y="5.842cm" presentation:class="outline" presentation:user-transformed="true">
          <draw:text-box>
            <text:list text:style-name="L2">
              <text:list-item>
                <text:p><text:span text:style-name="T1">Web Content Filtering</text:span></text:p>
                <text:p>&gt; It’s have variouse level of filtering by default nothing is blocked. If we choose low filtering level then all born sites will be blocked by OpenDNS.</text:p>
                <text:p>&gt; Other options to manage individual domain. <text:s text:c="5"/>You can allow or block any domain of your choice by using custom level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1T3">
        <draw:frame presentation:style-name="pr2" draw:layer="layout" svg:width="25.016cm" svg:height="15.494cm" svg:x="1.4cm" svg:y="4.318cm" presentation:class="outline" presentation:user-transformed="true">
          <draw:text-box>
            <text:list text:style-name="L2">
              <text:list-item>
                <text:p><text:span text:style-name="T1">Security</text:span></text:p>
                <text:p>&gt; Here you can add an extra layer of security to our computer.</text:p>
                <text:p>&gt; It will provides security malware, production, and blocking the internal IP address.</text:p>
              </text:list-item>
              <text:list-item>
                <text:p><text:span text:style-name="T1">Customization</text:span> </text:p>
                <text:p>&gt; You can decide the look and massage of any user access the pushing, blocking pages.</text:p>
                <text:p>&gt;Then you can change the logo of OpenDNS. 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1T3">
        <draw:frame presentation:style-name="pr2" draw:layer="layout" svg:width="24.762cm" svg:height="15.24cm" svg:x="1.654cm" svg:y="4.826cm" presentation:class="outline" presentation:user-transformed="true">
          <draw:text-box>
            <text:list text:style-name="L2">
              <text:list-item>
                <text:p><text:span text:style-name="T1">Stats &amp; Logs</text:span></text:p>
                <text:p>&gt; OpenDNS give a option to enable the data collection. If <text:s/>you disable the option.we can’t see logs of OpenDNS.</text:p>
              </text:list-item>
              <text:list-item>
                <text:p><text:span text:style-name="T1">Advanced settings</text:span></text:p>
                <text:p>&gt; In advanced settings tab has powerfull features like follows :</text:p>
                <text:p><text:span text:style-name="T2">Smart cache</text:span></text:p>
                <text:p><text:span text:style-name="T2">Dynamic IP updates</text:span></text:p>
                <text:p><text:span text:style-name="T2">Network shortcuts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CEE6AC2E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.478cm" svg:height="8.993cm" svg:x="2.056cm" svg:y="2.351cm" presentation:class="page"/>
        <draw:frame presentation:style-name="LushGree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oftsolutions4u </meta:initial-creator>
    <meta:creation-date>2017-12-15T12:20:08.376183002</meta:creation-date>
    <dc:date>2017-12-21T10:18:43.982386817</dc:date>
    <dc:creator>softsolutions4u </dc:creator>
    <meta:editing-duration>PT1H59M44S</meta:editing-duration>
    <meta:editing-cycles>14</meta:editing-cycles>
    <meta:generator>LibreOffice/4.3.7.2$Linux_x86 LibreOffice_project/430$Build-2</meta:generator>
    <meta:document-statistic meta:object-count="55"/>
  </office:meta>
</office:document-meta>
</file>